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a6704" draw:fill-color="#9a6704" draw:textarea-horizontal-align="justify" draw:textarea-vertical-align="middle" draw:auto-grow-height="false" fo:min-height="0cm" fo:min-width="8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9a6704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0.2cm" svg:x="1cm" svg:y="1.2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cm" svg:height="0.1cm" svg:x="3.79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4.04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4.30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3.5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3.28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3.03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4.55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4.81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5.061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5.31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5.57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2.77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2.52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2.27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2.01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76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50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25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5.82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6.0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6.33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6.58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6.84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7.09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7.3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7.60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7.85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8.11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8.36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8.6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8.87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9.12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9.38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5-11T02:15:30.332115735</dc:date>
    <dc:creator>Dirk Schanz</dc:creator>
    <meta:editing-duration>PT1H3S</meta:editing-duration>
    <meta:editing-cycles>9</meta:editing-cycles>
    <meta:generator>LibreOffice/6.0.3.2$Linux_X86_64 LibreOffice_project/00m0$Build-2</meta:generator>
    <meta:document-statistic meta:object-count="35"/>
  </office:meta>
</office:document-meta>
</file>